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monospace"/>
  </office:font-face-decls>
  <office:automatic-styles>
    <style:style style:name="P1" style:family="paragraph" style:parent-style-name="Preformatted_20_Text">
      <loext:graphic-properties draw:fill="solid" draw:fill-color="#f8f9fa" draw:opacity="100%"/>
      <style:paragraph-properties fo:margin-left="0cm" fo:margin-right="0cm" fo:line-height="130%" fo:orphans="2" fo:widows="2" fo:text-indent="0cm" style:auto-text-indent="false" fo:background-color="#f8f9fa" fo:padding="0.049cm" fo:border="0.06pt solid #eaecf0"/>
      <style:text-properties fo:font-variant="normal" fo:text-transform="none" fo:color="#bc7a00" loext:opacity="100%" style:font-name="monospace" fo:font-size="7.80000019073486pt" fo:letter-spacing="normal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/>
      <style:text-properties fo:font-variant="normal" fo:text-transform="none" fo:color="#008000" loext:opacity="100%" style:font-name="monospace" fo:font-size="7.80000019073486pt" fo:letter-spacing="normal" fo:font-style="normal" fo:font-weight="bold"/>
    </style:style>
    <style:style style:name="P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8000" loext:opacity="100%" style:font-name="monospace" fo:font-size="7.80000019073486pt" fo:letter-spacing="normal" fo:font-style="normal" fo:font-weight="bold"/>
    </style:style>
    <style:style style:name="P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fo:letter-spacing="normal"/>
    </style:style>
    <style:style style:name="P5" style:family="paragraph" style:parent-style-name="Standard">
      <style:text-properties officeooo:rsid="000aa704" officeooo:paragraph-rsid="000aa704"/>
    </style:style>
    <style:style style:name="P6" style:family="paragraph" style:parent-style-name="Standard">
      <style:text-properties fo:color="#2a6099" loext:opacity="100%" officeooo:rsid="000aa704" officeooo:paragraph-rsid="000aa704"/>
    </style:style>
    <style:style style:name="P7" style:family="paragraph" style:parent-style-name="Standard">
      <style:text-properties fo:color="#2a6099" loext:opacity="100%" officeooo:rsid="001e5526" officeooo:paragraph-rsid="001e5526"/>
    </style:style>
    <style:style style:name="T1" style:family="text">
      <style:text-properties style:font-name="monospace" fo:font-size="7.80000019073486pt" fo:font-style="normal" fo:font-weight="normal"/>
    </style:style>
    <style:style style:name="T2" style:family="text">
      <style:text-properties fo:color="#008000" loext:opacity="100%" style:font-name="monospace" fo:font-size="7.80000019073486pt" fo:font-style="normal" fo:font-weight="bold"/>
    </style:style>
    <style:style style:name="T3" style:family="text">
      <style:text-properties fo:color="#7d9029" loext:opacity="100%" style:font-name="monospace" fo:font-size="7.80000019073486pt" fo:font-style="normal" fo:font-weight="normal"/>
    </style:style>
    <style:style style:name="T4" style:family="text">
      <style:text-properties fo:color="#ba2121" loext:opacity="100%" style:font-name="monospace" fo:font-size="7.80000019073486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xml version="1.0" encoding="utf-8"?&gt;</text:p>
      <text:p text:style-name="P3">&lt;equipos&gt;</text:p>
      <text:p text:style-name="P4"><text:s/><text:span text:style-name="T2">&lt;máquina</text:span><text:span text:style-name="T1"> </text:span><text:span text:style-name="T3">nome=</text:span><text:span text:style-name="T4">"PC017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PC Sobremesa</text:span><text:span text:style-name="T2">&lt;/tipo&gt;</text:span></text:p>
      <text:p text:style-name="P4"><text:s text:c="3"/><text:span text:style-name="T2">&lt;fabricante&gt;</text:span><text:span text:style-name="T1">Dell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4"</text:span><text:span text:style-name="T1"> </text:span><text:span text:style-name="T3">velocidade=</text:span><text:span text:style-name="T4">"3,1"</text:span><text:span text:style-name="T2">&gt;</text:span><text:span text:style-name="T1">i7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3"</text:span><text:span text:style-name="T2">&gt;</text:span><text:span text:style-name="T1">8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ATA"</text:span><text:span text:style-name="T1"> </text:span><text:span text:style-name="T3">capacidade=</text:span><text:span text:style-name="T4">"2000"</text:span><text:span text:style-name="T2">/&gt;</text:span></text:p>
      <text:p text:style-name="P4"><text:s text:c="3"/><text:span text:style-name="T2">&lt;gravad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OS&gt;</text:span><text:span text:style-name="T1">Windows 7</text:span><text:span text:style-name="T2">&lt;/OS&gt;</text:span></text:p>
      <text:p text:style-name="P4"><text:s text:c="3"/><text:span text:style-name="T2">&lt;IP&gt;</text:span><text:span text:style-name="T1">192.168.20.105</text:span><text:span text:style-name="T2">&lt;/IP&gt;</text:span></text:p>
      <text:p text:style-name="P4"><text:s text:c="3"/><text:span text:style-name="T2">&lt;gateway&gt;</text:span><text:span text:style-name="T1">192.168.2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GALILEO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Torre</text:span><text:span text:style-name="T2">&lt;/tipo&gt;</text:span></text:p>
      <text:p text:style-name="P4"><text:s text:c="3"/><text:span text:style-name="T2">&lt;fabricante&gt;</text:span><text:span text:style-name="T1">Fujitsu-Siemens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4"</text:span><text:span text:style-name="T1"> </text:span><text:span text:style-name="T3">velocidade=</text:span><text:span text:style-name="T4">"3"</text:span><text:span text:style-name="T2">&gt;</text:span><text:span text:style-name="T1">Xeon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2"</text:span><text:span text:style-name="T2">&gt;</text:span><text:span text:style-name="T1">2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lect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role&gt;</text:span><text:span text:style-name="T1">Servidor de dominio</text:span><text:span text:style-name="T2">&lt;/role&gt;</text:span></text:p>
      <text:p text:style-name="P4"><text:s text:c="3"/><text:span text:style-name="T2">&lt;OS&gt;</text:span><text:span text:style-name="T1">Windows 2008 Server R2</text:span><text:span text:style-name="T2">&lt;/OS&gt;</text:span></text:p>
      <text:p text:style-name="P4"><text:s text:c="3"/><text:span text:style-name="T2">&lt;IP&gt;</text:span><text:span text:style-name="T1">192.168.20.10</text:span><text:span text:style-name="T2">&lt;/IP&gt;</text:span></text:p>
      <text:p text:style-name="P4"><text:s text:c="3"/><text:span text:style-name="T2">&lt;gateway&gt;</text:span><text:span text:style-name="T1">192.168.2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2">&lt;/equipos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1. Máquinas que contén o documento.</text:p>
      <text:p text:style-name="P5"/>
      <text:p text:style-name="P6">/equipos/máquina</text:p>
      <text:p text:style-name="P5"/>
      <text:p text:style-name="P5">2. A información correspondente ao hardware das máquinas.</text:p>
      <text:p text:style-name="P5"/>
      <text:p text:style-name="P6">/equipos/máquina/hardware</text:p>
      <text:p text:style-name="P5"/>
      <text:p text:style-name="P5">3. A información de configuración das máquinas.</text:p>
      <text:p text:style-name="P5"/>
      <text:p text:style-name="P6">/equipos/máquina/config</text:p>
      <text:p text:style-name="P5"/>
      <text:p text:style-name="P5">4. A lista de fabricantes dos equipos.</text:p>
      <text:p text:style-name="P5"/>
      <text:p text:style-name="P6">/equipos/máquina/hardware/fabricante</text:p>
      <text:p text:style-name="P5"/>
      <text:p text:style-name="P5">5. A lista de discos que conteñen.</text:p>
      <text:p text:style-name="P5"/>
      <text:p text:style-name="P6">/equipos/máquina/hardware/disco</text:p>
      <text:p text:style-name="P5"/>
      <text:p text:style-name="P5">6. <text:s/>Os enderezos IP.</text:p>
      <text:p text:style-name="P5"/>
      <text:p text:style-name="P6">/equipos/máquina/config/IP</text:p>
      <text:p text:style-name="P5"/>
      <text:p text:style-name="P5">7. Os nomes das máquinas.</text:p>
      <text:p text:style-name="P5"/>
      <text:p text:style-name="P6">/equipos/máquina/@nome</text:p>
      <text:p text:style-name="P5"/>
      <text:p text:style-name="P5">8. Os nomes das máquinas que teñan gravadora óptica (DVD).</text:p>
      <text:p text:style-name="P5"/>
      <text:p text:style-name="P7">/equipos/máquina/hardware/gravadora/@tipo</text:p>
      <text:p text:style-name="P5"/>
      <text:p text:style-name="P5">9. O sistema operativo das máquinas nas que figure o "role".</text:p>
      <text:p text:style-name="P5"/>
      <text:p text:style-name="P6">/equipos/máquina/config/OS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6:54:52.948000000</meta:creation-date>
    <meta:generator>LibreOffice/7.2.7.2$Windows_X86_64 LibreOffice_project/8d71d29d553c0f7dcbfa38fbfda25ee34cce99a2</meta:generator>
    <dc:date>2023-02-14T12:34:26.417000000</dc:date>
    <meta:editing-duration>PT44M19S</meta:editing-duration>
    <meta:editing-cycles>17</meta:editing-cycles>
    <meta:document-statistic meta:table-count="0" meta:image-count="0" meta:object-count="0" meta:page-count="2" meta:paragraph-count="54" meta:word-count="139" meta:character-count="1643" meta:non-whitespace-character-count="1474"/>
  </office:meta>
</office:document-meta>
</file>